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535e5" loext:padding="0in" loext:border="none"/>
    </style:style>
    <style:style style:name="P2" style:family="paragraph" style:parent-style-name="Contents_20_Heading">
      <style:paragraph-properties fo:text-align="center" style:justify-single-word="false"/>
      <style:text-properties officeooo:paragraph-rsid="000535e5"/>
    </style:style>
    <style:style style:name="P3" style:family="paragraph" style:parent-style-name="Contents_20_1">
      <style:paragraph-properties fo:margin-left="1in" fo:margin-right="1in" fo:text-indent="0in" style:auto-text-indent="false" style:writing-mode="page">
        <style:tab-stops>
          <style:tab-stop style:position="6.5in" style:type="right" style:leader-style="dotted" style:leader-text="."/>
        </style:tab-stops>
      </style:paragraph-properties>
      <style:text-properties officeooo:paragraph-rsid="000535e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3"><text:a xlink:type="simple" xlink:href="#__RefHeading___Toc61715_522513334" text:style-name="Index_20_Link" text:visited-style-name="Index_20_Link">1 <text:s text:c="3"/>Introduction<text:tab/>2</text:a></text:p>
          <text:p text:style-name="P3"><text:a xlink:type="simple" xlink:href="#__RefHeading___Toc61719_522513334" text:style-name="Index_20_Link" text:visited-style-name="Index_20_Link">2 <text:s text:c="3"/>Installation<text:tab/>6</text:a></text:p>
          <text:p text:style-name="P3"><text:a xlink:type="simple" xlink:href="#__RefHeading___Toc61851_522513334" text:style-name="Index_20_Link" text:visited-style-name="Index_20_Link">3 Configuration<text:tab/>34</text:a></text:p>
          <text:p text:style-name="P3"><text:a xlink:type="simple" xlink:href="#__RefHeading___Toc62051_522513334" text:style-name="Index_20_Link" text:visited-style-name="Index_20_Link">4 Basic use<text:tab/>89</text:a></text:p>
          <text:p text:style-name="P3"><text:a xlink:type="simple" xlink:href="#__RefHeading___Toc62183_522513334" text:style-name="Index_20_Link" text:visited-style-name="Index_20_Link">5 Software Management<text:tab/>120</text:a></text:p>
          <text:p text:style-name="P3"><text:a xlink:type="simple" xlink:href="#__RefHeading___Toc62239_522513334" text:style-name="Index_20_Link" text:visited-style-name="Index_20_Link">6 Advanced use<text:tab/>133</text:a></text:p>
          <text:p text:style-name="P3"><text:a xlink:type="simple" xlink:href="#__RefHeading___Toc62309_522513334" text:style-name="Index_20_Link" text:visited-style-name="Index_20_Link">7 Under the hood<text:tab/>154</text:a></text:p>
          <text:p text:style-name="P3"><text:a xlink:type="simple" xlink:href="#__RefHeading___Toc62343_522513334" text:style-name="Index_20_Link" text:visited-style-name="Index_20_Link">8 <text:s text:c="3"/>Glossary<text:tab/>175</text:a></text:p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0:28:25.307251226</meta:creation-date>
    <dc:date>2017-11-27T10:28:51.542934509</dc:date>
    <meta:editing-duration>PT26S</meta:editing-duration>
    <meta:editing-cycles>1</meta:editing-cycles>
    <meta:document-statistic meta:table-count="0" meta:image-count="0" meta:object-count="0" meta:page-count="1" meta:paragraph-count="9" meta:word-count="32" meta:character-count="167" meta:non-whitespace-character-count="135"/>
    <meta:generator>LibreOffice/5.4.2.2$Linux_X86_64 LibreOffice_project/22b09f6418e8c2d508a9eaf86b2399209b0990f4</meta:generator>
  </office:meta>
</office:document-meta>
</file>